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/>
    <style:font-face style:name="Open Sans1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666666" loext:opacity="100%" style:font-name="Open Sans1" fo:font-size="14pt" fo:font-weight="bold" style:font-size-asian="14pt" style:font-weight-asian="bold" style:font-name-complex="Times New Roman1" style:font-size-complex="14pt" style:font-weight-complex="bold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/>
      <style:text-properties fo:color="#666666" loext:opacity="100%" style:font-name="Open Sans1" fo:font-size="14pt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666666" loext:opacity="100%" style:font-name="Open Sans1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666666" loext:opacity="100%" style:font-name="Open Sans1"/>
    </style:style>
    <style:style style:name="P5" style:family="paragraph" style:parent-style-name="Standard">
      <style:paragraph-properties fo:text-align="center" style:justify-single-word="false"/>
      <style:text-properties style:font-name="Open Sans1" fo:font-size="14pt" fo:font-weight="bold" style:font-size-asian="14pt" style:font-weight-asian="bold" style:font-name-complex="Times New Roman1" style:font-size-complex="14pt" style:font-weight-complex="bold"/>
    </style:style>
    <style:style style:name="P6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Open Sans1" fo:font-size="22pt" fo:language="uk" fo:country="UA" fo:font-weight="bold" officeooo:rsid="01b7bcbb" officeooo:paragraph-rsid="01b7bcbb" style:font-size-asian="22pt" style:font-weight-asian="bold" style:font-size-complex="22pt" style:font-weight-complex="bold"/>
    </style:style>
    <style:style style:name="P7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Open Sans1" fo:font-size="22pt" fo:font-weight="bold" style:font-size-asian="22pt" style:font-weight-asian="bold" style:font-size-complex="22pt" style:font-weight-complex="bold"/>
    </style:style>
    <style:style style:name="P8" style:family="paragraph" style:parent-style-name="Т3fи3fп3fо3fв3fи3fй3f_20_с3fт3fи3fл3fь3f">
      <style:paragraph-properties fo:text-align="center" style:justify-single-word="false"/>
      <style:text-properties style:font-name="Open Sans1"/>
    </style:style>
    <style:style style:name="P9" style:family="paragraph" style:parent-style-name="Т3fи3fп3fо3fв3fи3fй3f_20_с3fт3fи3fл3fь3f">
      <style:paragraph-properties fo:text-align="center" style:justify-single-word="false"/>
      <style:text-properties fo:color="#1c1c1c" loext:opacity="100%" style:font-name="Open Sans1"/>
    </style:style>
    <style:style style:name="P10" style:family="paragraph" style:parent-style-name="Т3fи3fп3fо3fв3fи3fй3f_20_с3fт3fи3fл3fь3f">
      <style:paragraph-properties fo:text-align="center" style:justify-single-word="false"/>
      <style:text-properties fo:color="#1c1c1c" loext:opacity="100%" style:font-name="Open Sans" fo:font-size="14pt" fo:font-weight="normal" officeooo:paragraph-rsid="01b8a5cb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Open Sans1" fo:font-size="14pt" fo:font-weight="bold" officeooo:paragraph-rsid="015dace2" style:font-size-asian="14pt" style:font-weight-asian="bold" style:font-name-complex="Times New Roman1" style:font-size-complex="14pt" style:font-weight-complex="bold"/>
    </style:style>
    <style:style style:name="P12" style:family="paragraph" style:parent-style-name="Standard">
      <style:paragraph-properties fo:margin-top="0in" fo:margin-bottom="0in" style:contextual-spacing="false" fo:text-align="end" style:justify-single-word="false"/>
      <style:text-properties fo:color="#1c1c1c" loext:opacity="100%" style:font-name="Open Sans1" fo:font-size="14pt" fo:font-style="italic" style:font-size-asian="14pt" style:font-style-asian="italic" style:font-name-complex="Times New Roman1" style:font-size-complex="14pt" style:font-style-complex="italic"/>
    </style:style>
    <style:style style:name="P13" style:family="paragraph" style:parent-style-name="Standard">
      <style:paragraph-properties fo:margin-top="0in" fo:margin-bottom="0in" style:contextual-spacing="false" fo:text-align="end" style:justify-single-word="false"/>
      <style:text-properties style:font-name="Open Sans1" fo:font-size="14pt" style:font-size-asian="14pt" style:font-name-complex="Times New Roman1" style:font-size-complex="14pt"/>
    </style:style>
    <style:style style:name="P14" style:family="paragraph" style:parent-style-name="Standard">
      <style:paragraph-properties fo:margin-top="0in" fo:margin-bottom="0in" style:contextual-spacing="false" fo:text-align="end" style:justify-single-word="false"/>
      <style:text-properties style:font-name="Open Sans1" fo:font-size="14pt" officeooo:rsid="01b6a83e" officeooo:paragraph-rsid="01b6a83e" style:font-size-asian="14pt" style:font-name-complex="Times New Roman1" style:font-size-complex="14pt"/>
    </style:style>
    <style:style style:name="P15" style:family="paragraph" style:parent-style-name="Standard">
      <style:paragraph-properties fo:text-align="end" style:justify-single-word="false"/>
      <style:text-properties style:font-name="Open Sans1" fo:font-size="14pt" style:font-size-asian="14pt" style:font-name-complex="Times New Roman1" style:font-size-complex="14pt"/>
    </style:style>
    <style:style style:name="P16" style:family="paragraph" style:parent-style-name="Standard">
      <style:text-properties style:font-name="Open Sans1" style:font-name-complex="Times New Roman1"/>
    </style:style>
    <style:style style:name="P17" style:family="paragraph" style:parent-style-name="Т3fи3fп3fо3fв3fи3fй3f_20_с3fт3fи3fл3fь3f">
      <style:paragraph-properties fo:text-align="center" style:justify-single-word="false"/>
      <style:text-properties fo:color="#666666" loext:opacity="100%" style:font-name="Open Sans1"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fo:font-size="14pt" fo:font-weight="bold" officeooo:rsid="003d1031" style:font-size-asian="14pt" style:font-weight-asian="bold" style:font-name-complex="Times New Roman1" style:font-size-complex="14pt" style:font-weight-complex="bold"/>
    </style:style>
    <style:style style:name="T3" style:family="text"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000000" loext:opacity="100%" fo:font-size="22pt" fo:language="uk" fo:country="UA" fo:font-weight="bold" officeooo:rsid="01bbbb50" style:font-size-asian="22pt" style:font-weight-asian="bold" style:font-size-complex="22pt" style:font-weight-complex="bold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font-variant="normal" fo:text-transform="none" fo:letter-spacing="normal" fo:font-style="normal" officeooo:rsid="01bda0aa" style:font-weight-asian="normal" style:font-weight-complex="normal"/>
    </style:style>
    <style:style style:name="T7" style:family="text">
      <style:text-properties officeooo:rsid="006703d0"/>
    </style:style>
    <style:style style:name="T8" style:family="text">
      <style:text-properties officeooo:rsid="01b7bc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2">НАЦІОНАЛЬНИЙ ТЕХНІЧНИЙ УНІВЕРСИТЕТ УКРАЇНИ</text:p>
      <text:p text:style-name="P2">«КИЇВСЬКИЙ ПОЛІТЕХНІЧНИЙ ІНСТИТУТ</text:p>
      <text:p text:style-name="P2">ІМЕНІ ІГОРЯ СІКОРСЬКОГО»</text:p>
      <text:p text:style-name="P3"/>
      <text:p text:style-name="P4"><text:span text:style-name="T1">КА</text:span><text:span text:style-name="T2">Т</text:span><text:span text:style-name="T1">ЕДРА ОБЧИСЛЮВАЛЬНОЇ ТЕХНІКИ</text:span></text:p>
      <text:p text:style-name="P5"/>
      <text:p text:style-name="P5"/>
      <text:p text:style-name="P5"/>
      <text:p text:style-name="P6">Основи Front-end</text:p>
      <text:p text:style-name="P7"/>
      <text:p text:style-name="P8"><text:span text:style-name="T3">Лабораторна робота №</text:span><text:span text:style-name="T4">4</text:span></text:p>
      <text:p text:style-name="P9"/>
      <text:p text:style-name="P10"><text:span text:style-name="T5">«</text:span><text:span text:style-name="T6">Доступ до об’єктів та сценаріїв</text:span><text:span text:style-name="T5">»</text:span></text:p>
      <text:p text:style-name="P5"/>
      <text:p text:style-name="P5"/>
      <text:p text:style-name="P5"/>
      <text:p text:style-name="P5"/>
      <text:p text:style-name="P5"/>
      <text:p text:style-name="P5"/>
      <text:p text:style-name="P11"/>
      <text:p text:style-name="P12">Виконав: </text:p>
      <text:p text:style-name="P13">студент групи ІО-32</text:p>
      <text:p text:style-name="P13"><text:s/>Крадожон М. </text:p>
      <text:p text:style-name="P12">Перевірив<text:span text:style-name="T7">(-ла)</text:span>: </text:p>
      <text:p text:style-name="P14"><text:span text:style-name="T8">Жереб К</text:span>.</text:p>
      <text:p text:style-name="P15"/>
      <text:p text:style-name="P16"/>
      <text:p text:style-name="P17">Київ – 202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/>
    <style:font-face style:name="Open Sans1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ий_20_текст_20_Знак" style:class="text">
      <style:paragraph-properties fo:margin-left="0.0972in" fo:margin-top="0in" fo:margin-bottom="0in" style:contextual-spacing="false" fo:line-height="100%" fo:orphans="0" fo:widows="0"/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chapter">
      <style:paragraph-properties fo:margin-left="0.0972in" fo:margin-top="0in" fo:margin-bottom="0in" style:contextual-spacing="false" fo:line-height="100%" fo:orphans="0" fo:widows="0"/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Т3fи3fп3fо3fв3fи3fй3f_20_с3fт3fи3fл3fь3f" style:display-name="Т3fи3fп3fо3fв3fи3fй3f с3fт3fи3fл3fь3f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fals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Основний_20_текст_20_Знак" style:display-name="Основний текст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Заголовок_20_1_20_Знак" style:display-name="Заголовок 1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Офіс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xim Kradozhon</meta:initial-creator>
    <meta:editing-cycles>507</meta:editing-cycles>
    <meta:creation-date>2023-09-08T15:48:00</meta:creation-date>
    <dc:date>2025-10-11T22:01:25.050769588</dc:date>
    <meta:editing-duration>P3DT2H4M29S</meta:editing-duration>
    <meta:generator>LibreOffice/25.2.3.2$Linux_X86_64 LibreOffice_project/520$Build-2</meta:generator>
    <meta:print-date>2024-11-08T22:04:34.994000000</meta:print-date>
    <meta:printed-by>PDF files</meta:printed-by>
    <meta:document-statistic meta:table-count="0" meta:image-count="0" meta:object-count="0" meta:page-count="1" meta:paragraph-count="14" meta:word-count="39" meta:character-count="310" meta:non-whitespace-character-count="280"/>
    <meta:user-defined meta:name="AppVersion">16.0000</meta:user-defined>
    <meta:template xlink:type="simple" xlink:actuate="onRequest" xlink:title="Normal.dotm" xlink:href=""/>
  </office:meta>
</office:document-meta>
</file>